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6e63f" officeooo:paragraph-rsid="0016e63f"/>
    </style:style>
    <style:style style:name="P2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6e63f" officeooo:paragraph-rsid="001c4255"/>
    </style:style>
    <style:style style:name="P3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972f2" officeooo:paragraph-rsid="001a05d8"/>
    </style:style>
    <style:style style:name="P4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972f2" officeooo:paragraph-rsid="001c4255"/>
    </style:style>
    <style:style style:name="P5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paragraph-rsid="001c4255"/>
    </style:style>
    <style:style style:name="P6" style:family="paragraph" style:parent-style-name="Standard">
      <style:text-properties officeooo:rsid="0016d222" officeooo:paragraph-rsid="0016d222"/>
    </style:style>
    <style:style style:name="P7" style:family="paragraph" style:parent-style-name="Standard">
      <style:text-properties officeooo:paragraph-rsid="0016e63f"/>
    </style:style>
    <style:style style:name="P8" style:family="paragraph" style:parent-style-name="Standard">
      <style:text-properties officeooo:rsid="001972f2" officeooo:paragraph-rsid="001972f2"/>
    </style:style>
    <style:style style:name="P9" style:family="paragraph" style:parent-style-name="Standard">
      <style:text-properties officeooo:paragraph-rsid="001972f2"/>
    </style:style>
    <style:style style:name="P10" style:family="paragraph" style:parent-style-name="Standard">
      <style:text-properties officeooo:rsid="001a05d8" officeooo:paragraph-rsid="001a05d8"/>
    </style:style>
    <style:style style:name="P11" style:family="paragraph" style:parent-style-name="Standard">
      <style:text-properties officeooo:rsid="001b9966" officeooo:paragraph-rsid="001b9966"/>
    </style:style>
    <style:style style:name="P12" style:family="paragraph" style:parent-style-name="Standard">
      <style:text-properties officeooo:rsid="001c4255" officeooo:paragraph-rsid="001c4255"/>
    </style:style>
    <style:style style:name="P13" style:family="paragraph" style:parent-style-name="Standard">
      <style:text-properties officeooo:rsid="001e1e98" officeooo:paragraph-rsid="001e1e98"/>
    </style:style>
    <style:style style:name="P14" style:family="paragraph" style:parent-style-name="Standard">
      <style:text-properties officeooo:rsid="001a05d8" officeooo:paragraph-rsid="001c4255"/>
    </style:style>
    <style:style style:name="P15" style:family="paragraph" style:parent-style-name="Standard">
      <style:text-properties officeooo:rsid="0016d222" officeooo:paragraph-rsid="0016d222"/>
    </style:style>
    <style:style style:name="P16" style:family="paragraph" style:parent-style-name="Standard">
      <style:text-properties officeooo:rsid="00184432" officeooo:paragraph-rsid="0016d222"/>
    </style:style>
    <style:style style:name="P17" style:family="paragraph" style:parent-style-name="Standard">
      <style:text-properties officeooo:rsid="001e7cb8" officeooo:paragraph-rsid="001e7cb8"/>
    </style:style>
    <style:style style:name="P18" style:family="paragraph" style:parent-style-name="Standard">
      <style:text-properties officeooo:rsid="001f823d" officeooo:paragraph-rsid="001f823d"/>
    </style:style>
    <style:style style:name="P19" style:family="paragraph" style:parent-style-name="Standard">
      <style:text-properties officeooo:rsid="001f8dfe" officeooo:paragraph-rsid="001f8dfe"/>
    </style:style>
    <style:style style:name="T1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 officeooo:rsid="001972f2"/>
    </style:style>
    <style:style style:name="T3" style:family="text">
      <style:text-properties officeooo:rsid="0016e63f"/>
    </style:style>
    <style:style style:name="T4" style:family="text">
      <style:text-properties officeooo:rsid="001972f2"/>
    </style:style>
    <style:style style:name="T5" style:family="text">
      <style:text-properties officeooo:rsid="001a05d8"/>
    </style:style>
    <style:style style:name="T6" style:family="text">
      <style:text-properties officeooo:rsid="001b9966"/>
    </style:style>
    <style:style style:name="T7" style:family="text">
      <style:text-properties officeooo:rsid="001f82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plan Poker:</text:p>
      <text:p text:style-name="Standard"/>
      <text:p text:style-name="Standard">13.5. - 12.6.:</text:p>
      <text:p text:style-name="P9"><text:span text:style-name="T4"><text:tab/>– </text:span><text:span text:style-name="T1">App-Konzept</text:span></text:p>
      <text:p text:style-name="P9"><text:span text:style-name="T2"><text:tab/>– </text:span><text:span text:style-name="T1">Arbeitspakete</text:span></text:p>
      <text:p text:style-name="P9"><text:span text:style-name="T2"><text:tab/>– </text:span><text:span text:style-name="T1">Projektplan</text:span></text:p>
      <text:p text:style-name="P9"><text:span text:style-name="T2"><text:tab/>– </text:span><text:span text:style-name="T1">geplanter Aufwand in Stunden</text:span></text:p>
      <text:p text:style-name="P5"><text:tab/><text:span text:style-name="T4">– Profilseite</text:span></text:p>
      <text:p text:style-name="P4"><text:tab/>– Achievements und Ranking</text:p>
      <text:p text:style-name="P1">12.6. - <text:span text:style-name="T5">19</text:span>.6.:</text:p>
      <text:p text:style-name="P2"><text:tab/><text:span text:style-name="T5">– Spielregeln und Logik implementieren</text:span></text:p>
      <text:p text:style-name="P3"><text:tab/>– Freundesliste</text:p>
      <text:p text:style-name="P7"><text:span text:style-name="T4"><text:tab/>– </text:span>Login + Registrierung</text:p>
      <text:p text:style-name="P14"><text:tab/>– Settings</text:p>
      <text:p text:style-name="Standard"><text:span text:style-name="T5">19</text:span>.6. - <text:span text:style-name="T5">26</text:span>.<text:span text:style-name="T5">6</text:span>.:</text:p>
      <text:p text:style-name="P10"><text:tab/>– Lobby fertig</text:p>
      <text:p text:style-name="P12"><text:tab/><text:tab/>– <text:span text:style-name="T5">Liste von verfügbaren Lobbies</text:span></text:p>
      <text:p text:style-name="P12"><text:tab/><text:tab/>– <text:span text:style-name="T5">Grafische Anzeige einer Lobby</text:span></text:p>
      <text:p text:style-name="P12"><text:tab/><text:tab/>– <text:span text:style-name="T6">Spielstart</text:span></text:p>
      <text:p text:style-name="P11">26.6. - 3.7.:</text:p>
      <text:p text:style-name="P11"><text:tab/>– Vorbereitung auf Test</text:p>
      <text:p text:style-name="P11">3.7. - 10.7.:</text:p>
      <text:p text:style-name="P12"><text:tab/>– Sofwaredokumentation</text:p>
      <text:p text:style-name="P12"><text:tab/>– Testing</text:p>
      <text:p text:style-name="P12"><text:tab/>– Bugsfixes</text:p>
      <text:p text:style-name="P11"><text:tab/></text:p>
      <text:p text:style-name="P12">10.7. - 28.7.:</text:p>
      <text:p text:style-name="P12"><text:tab/>–</text:p>
      <text:p text:style-name="P11"/>
      <text:p text:style-name="P11"/>
      <text:p text:style-name="P6">Arbeitspakete:</text:p>
      <text:p text:style-name="P6">1. Login, Registrierung (4 Stunden)</text:p>
      <text:p text:style-name="P6"><text:tab/>– Funktionalität</text:p>
      <text:p text:style-name="P6"><text:tab/><text:span text:style-name="T3">–</text:span> Design</text:p>
      <text:p text:style-name="P6">2. <text:span text:style-name="T3">Profilseite, Settings (6 Stunden)</text:span></text:p>
      <text:p text:style-name="P16"><text:tab/>– Funktionalität</text:p>
      <text:p text:style-name="P16"><text:tab/>– Design</text:p>
      <text:p text:style-name="P13"><text:tab/>– Achivements</text:p>
      <text:p text:style-name="P8">3. Freundesliste <text:span text:style-name="T7">(4 Stunden)</text:span></text:p>
      <text:p text:style-name="P8"><text:tab/>– Funktionalität</text:p>
      <text:p text:style-name="P8"><text:tab/>– Design</text:p>
      <text:p text:style-name="P13"><text:tab/>– Ranking</text:p>
      <text:p text:style-name="P13">4. Spielelobby <text:span text:style-name="T7">(40 Stunden)</text:span></text:p>
      <text:p text:style-name="P13"><text:tab/>– Design</text:p>
      <text:p text:style-name="P13"><text:tab/>– Spielstart</text:p>
      <text:p text:style-name="P13">5. Spielregeln und Logik <text:span text:style-name="T7">(8 Stunden)</text:span></text:p>
      <text:p text:style-name="P17">6. Tests, Bugs <text:span text:style-name="T7">(4 Stunden)</text:span></text:p>
      <text:p text:style-name="P18">7. Softwaredokumentation (30 Stunden)</text:p>
      <text:p text:style-name="P18"/>
      <text:p text:style-name="P19">Summe Arbeitsstunden: 96 Stun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1S</meta:editing-duration>
    <meta:editing-cycles>9</meta:editing-cycles>
    <meta:generator>LibreOffice/5.3.3.2$Linux_X86_64 LibreOffice_project/30m0$Build-2</meta:generator>
    <dc:date>2017-06-06T13:47:42.391376270</dc:date>
    <meta:document-statistic meta:table-count="0" meta:image-count="0" meta:object-count="0" meta:page-count="1" meta:paragraph-count="46" meta:word-count="105" meta:character-count="868" meta:non-whitespace-character-count="746"/>
    <meta:user-defined meta:name="Info 1"/>
    <meta:user-defined meta:name="Info 2"/>
    <meta:user-defined meta:name="Info 3"/>
    <meta:user-defined meta:name="Info 4"/>
  </office:meta>
</office:document-meta>
</file>